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2">
      <style:paragraph-properties fo:line-height="150%"/>
    </style:style>
    <style:style style:name="P3" style:family="paragraph" style:parent-style-name="Standard" style:list-style-name="L3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Heading_20_1">
      <style:paragraph-properties fo:line-height="150%"/>
    </style:style>
    <style:style style:name="P12" style:family="paragraph" style:parent-style-name="Heading_20_2">
      <style:paragraph-properties fo:line-height="150%"/>
    </style:style>
    <style:style style:name="T1" style:family="text">
      <style:text-properties fo:font-variant="normal" fo:text-transform="none" fo:color="#252525" style:font-name="sans-serif" fo:font-size="8.39999961853027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gramowanie w LISP i Prolog </text:p>
      <text:p text:style-name="P4"/>
      <text:p text:style-name="P5">Temat projektu: </text:p>
      <text:p text:style-name="P6">system ekspercki w Prologu</text:p>
      <text:p text:style-name="P7">Autor:</text:p>
      <text:p text:style-name="P7">Mateusz Kaczmarski</text:p>
      <text:p text:style-name="P8"/>
      <text:h text:style-name="P11" text:outline-level="1">Małpy człekokształtne (Hominoidea)</text:h>
      <text:h text:style-name="P12" text:outline-level="2">Cechy:</text:h>
      <text:list xml:id="list7394549310848496188" text:style-name="L2">
        <text:list-item>
          <text:p text:style-name="P2">imię/identyfikator</text:p>
        </text:list-item>
        <text:list-item>
          <text:p text:style-name="P2">rodzina</text:p>
        </text:list-item>
        <text:list-item>
          <text:p text:style-name="P2">podrodzina</text:p>
        </text:list-item>
        <text:list-item>
          <text:p text:style-name="P2">plemię</text:p>
        </text:list-item>
        <text:list-item>
          <text:p text:style-name="P2">rodzaj</text:p>
        </text:list-item>
        <text:list-item>
          <text:p text:style-name="P2">gatunek</text:p>
        </text:list-item>
        <text:list-item>
          <text:p text:style-name="P2">waga</text:p>
        </text:list-item>
        <text:list-item>
          <text:p text:style-name="P2">wzrost</text:p>
        </text:list-item>
        <text:list-item>
          <text:p text:style-name="P2">wiek</text:p>
        </text:list-item>
        <text:list-item>
          <text:p text:style-name="P2">płeć</text:p>
        </text:list-item>
        <text:list-item>
          <text:p text:style-name="P2">sposób odżywiania</text:p>
        </text:list-item>
      </text:list>
      <text:p text:style-name="P1"/>
      <text:h text:style-name="P12" text:outline-level="2">Predykaty:</text:h>
      <text:list xml:id="list7856686352557079169" text:style-name="L3">
        <text:list-item>
          <text:p text:style-name="P3">dodawanie osobnika,</text:p>
        </text:list-item>
        <text:list-item>
          <text:p text:style-name="P3">usuwanie osobnika,</text:p>
        </text:list-item>
        <text:list-item>
          <text:p text:style-name="P3">średnia waga dla danego gatunku,</text:p>
        </text:list-item>
        <text:list-item>
          <text:p text:style-name="P3">średni wzrost dla danego gatunku</text:p>
        </text:list-item>
        <text:list-item>
          <text:p text:style-name="P3">wyciągnięcie wszystkich osobników danego gatunku</text:p>
        </text:list-item>
      </text:list>
      <text:h text:style-name="P11" text:outline-level="1"><text:soft-page-break/>Bibliografia</text:h>
      <text:p text:style-name="P10"><text:a xlink:type="simple" xlink:href="https://pl.wikipedia.org/wiki/Naczelne">https://pl.wikipedia.org/wiki/Naczelne</text:a></text:p>
      <text:p text:style-name="P10"><text:a xlink:type="simple" xlink:href="https://pl.wikipedia.org/wiki/Hominini">https://pl.wikipedia.org/wiki/Hominini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1:13:05.92</meta:creation-date>
    <meta:document-statistic meta:table-count="0" meta:image-count="0" meta:object-count="0" meta:page-count="2" meta:paragraph-count="27" meta:word-count="54" meta:character-count="474"/>
    <dc:date>2015-12-21T23:56:30.54</dc:date>
    <meta:editing-duration>PT10M34S</meta:editing-duration>
    <meta:editing-cycles>1</meta:editing-cycles>
    <meta:generator>OpenOffice.org/3.4.1$Win32 OpenOffice.org_project/341m1$Build-9593</meta:generator>
  </office:meta>
</office:document-meta>
</file>